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Symbol" svg:font-family="Symbol" style:font-family-generic="decorative" style:font-pitch="variable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officeooo:paragraph-rsid="0009b34f"/>
    </style:style>
    <style:style style:name="P2" style:family="paragraph" style:parent-style-name="Standard">
      <style:paragraph-properties fo:line-height="115%"/>
      <style:text-properties officeooo:paragraph-rsid="0009b34f"/>
    </style:style>
    <style:style style:name="P3" style:family="paragraph" style:parent-style-name="Standard" style:master-page-name="MP0">
      <style:paragraph-properties fo:line-height="115%" style:page-number="auto" fo:break-before="page"/>
      <style:text-properties style:font-name="Times New Roman" officeooo:paragraph-rsid="0009b34f"/>
    </style:style>
    <style:style style:name="P4" style:family="paragraph" style:parent-style-name="Standard">
      <style:paragraph-properties fo:line-height="115%"/>
      <style:text-properties style:font-name="Times New Roman" officeooo:rsid="000bf4d5" officeooo:paragraph-rsid="000bf4d5"/>
    </style:style>
    <style:style style:name="P5" style:family="paragraph" style:parent-style-name="Standard" style:list-style-name="L1">
      <style:paragraph-properties fo:line-height="115%"/>
      <style:text-properties style:font-name="Times New Roman" officeooo:rsid="0009b34f" officeooo:paragraph-rsid="000aa6b3" style:font-style-complex="italic"/>
    </style:style>
    <style:style style:name="P6" style:family="paragraph" style:parent-style-name="Standard">
      <style:paragraph-properties fo:line-height="115%"/>
      <style:text-properties style:font-name="Times New Roman" officeooo:paragraph-rsid="0009b34f" style:font-style-complex="italic"/>
    </style:style>
    <style:style style:name="P7" style:family="paragraph" style:parent-style-name="Standard">
      <style:paragraph-properties fo:line-height="115%"/>
      <style:text-properties style:font-name="Times New Roman" officeooo:paragraph-rsid="000ff1a3" style:font-style-complex="italic"/>
    </style:style>
    <style:style style:name="P8" style:family="paragraph" style:parent-style-name="Standard" style:list-style-name="L1">
      <style:paragraph-properties fo:line-height="115%"/>
      <style:text-properties style:font-name="Times New Roman" officeooo:paragraph-rsid="0009b34f"/>
    </style:style>
    <style:style style:name="P9" style:family="paragraph" style:parent-style-name="List_20_Paragraph" style:list-style-name="WWNum3">
      <style:paragraph-properties fo:line-height="115%"/>
      <style:text-properties style:font-name="Times New Roman" officeooo:rsid="000aa6b3" officeooo:paragraph-rsid="000aa6b3"/>
    </style:style>
    <style:style style:name="P10" style:family="paragraph" style:parent-style-name="List_20_Paragraph" style:list-style-name="WWNum3">
      <style:paragraph-properties fo:line-height="115%"/>
      <style:text-properties style:font-name="Times New Roman" officeooo:paragraph-rsid="0009b34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officeooo:rsid="001c10ba" style:font-weight-asian="bold" style:font-weight-complex="bold"/>
    </style:style>
    <style:style style:name="T3" style:family="text">
      <style:text-properties style:font-name="Times New Roman" fo:font-weight="bold" officeooo:rsid="01357932" style:font-weight-asian="bold" style:font-weight-complex="bold"/>
    </style:style>
    <style:style style:name="T4" style:family="text">
      <style:text-properties style:font-name="Times New Roman" fo:font-style="italic" officeooo:rsid="0009b34f" style:font-style-asian="italic" style:font-style-complex="italic"/>
    </style:style>
    <style:style style:name="T5" style:family="text">
      <style:text-properties style:font-name="Times New Roman" officeooo:rsid="0009b34f"/>
    </style:style>
    <style:style style:name="T6" style:family="text">
      <style:text-properties style:font-name="Times New Roman" fo:font-style="normal" officeooo:rsid="000bf4d5" style:font-style-asian="normal" style:font-style-complex="normal"/>
    </style:style>
    <style:style style:name="T7" style:family="text">
      <style:text-properties officeooo:rsid="0009b34f"/>
    </style:style>
    <style:style style:name="T8" style:family="text">
      <style:text-properties fo:font-weight="normal" officeooo:rsid="0169e9f3" style:font-weight-asian="normal" style:font-weight-complex="normal"/>
    </style:style>
    <style:style style:name="T9" style:family="text">
      <style:text-properties fo:font-weight="normal" officeooo:rsid="023806f3" style:font-weight-asian="normal" style:font-weight-complex="normal"/>
    </style:style>
    <style:style style:name="T10" style:family="text">
      <style:text-properties fo:font-weight="normal" officeooo:rsid="0164b4b4" style:font-weight-asian="normal" style:font-weight-complex="normal"/>
    </style:style>
    <style:style style:name="T11" style:family="text">
      <style:text-properties fo:font-weight="normal" officeooo:rsid="000aa6b3" style:font-weight-asian="normal" style:font-weight-complex="normal"/>
    </style:style>
    <style:style style:name="T12" style:family="text">
      <style:text-properties fo:font-weight="normal" officeooo:rsid="000db467" style:font-weight-asian="normal" style:font-weight-complex="normal"/>
    </style:style>
    <style:style style:name="T13" style:family="text">
      <style:text-properties fo:font-weight="normal" officeooo:rsid="000ff1a3" style:font-weight-asian="normal" style:font-weight-complex="normal"/>
    </style:style>
    <style:style style:name="T14" style:family="text">
      <style:text-properties officeooo:rsid="000aa6b3"/>
    </style:style>
    <style:style style:name="T15" style:family="text">
      <style:text-properties officeooo:rsid="000ee717"/>
    </style:style>
    <style:style style:name="T16" style:family="text">
      <style:text-properties officeooo:rsid="000ff1a3"/>
    </style:style>
    <style:style style:name="T17" style:family="text">
      <style:text-properties fo:font-style="italic" officeooo:rsid="000ff1a3" style:font-style-asian="italic" style:font-style-complex="italic"/>
    </style:style>
    <style:style style:name="T18" style:family="text">
      <style:text-properties fo:font-style="italic" officeooo:rsid="000ff1a3" style:font-style-asian="italic"/>
    </style:style>
    <style:style style:name="T19" style:family="text">
      <style:text-properties fo:font-style="italic" fo:font-weight="normal" officeooo:rsid="000ff1a3" style:font-style-asian="italic" style:font-weight-asian="normal" style:font-weight-complex="normal"/>
    </style:style>
    <style:style style:name="T20" style:family="text">
      <style:text-properties fo:font-style="normal" officeooo:rsid="000ff1a3" style:font-style-asian="normal" style:font-style-complex="normal"/>
    </style:style>
    <style:style style:name="T21" style:family="text">
      <style:text-properties fo:font-style="normal" officeooo:rsid="000ff2ee" style:font-style-asian="normal" style:font-style-complex="normal"/>
    </style:style>
    <style:style style:name="T22" style:family="text">
      <style:text-properties fo:font-style="normal" officeooo:rsid="0010ccf1" style:font-style-asian="normal" style:font-style-complex="normal"/>
    </style:style>
    <style:style style:name="T23" style:family="text">
      <style:text-properties fo:font-style="normal" officeooo:rsid="0012f476" style:font-style-asian="normal" style:font-style-complex="normal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ar Editor,</text:p>
      <text:p text:style-name="P1"/>
      <text:p text:style-name="P2"><text:span text:style-name="T1">We are pleased to submit our manuscript titled “</text:span><text:span text:style-name="Default_20_Paragraph_20_Font"><text:span text:style-name="T3">Trophic i</text:span></text:span><text:span text:style-name="Default_20_Paragraph_20_Font"><text:span text:style-name="T2">nteraction </text:span></text:span><text:span text:style-name="Default_20_Paragraph_20_Font"><text:span text:style-name="T3">m</text:span></text:span><text:span text:style-name="Default_20_Paragraph_20_Font"><text:span text:style-name="T2">odel</text:span></text:span><text:span text:style-name="Default_20_Paragraph_20_Font"><text:span text:style-name="T3">s</text:span></text:span><text:span text:style-name="Default_20_Paragraph_20_Font"><text:span text:style-name="T2"> </text:span></text:span><text:span text:style-name="Default_20_Paragraph_20_Font"><text:span text:style-name="T3">predict interactions across space, not food webs.</text:span></text:span><text:span text:style-name="T1">” by Dominique Caron, </text:span><text:span text:style-name="T5">Ulrich Brose</text:span><text:span text:style-name="T1">, </text:span><text:span text:style-name="T5">Miguel Lurgi, Guillaume F. Blanchet, Dominique Gravel,</text:span><text:span text:style-name="T1"> and Laura J. Pollock for consideration for </text:span><text:span text:style-name="Default_20_Paragraph_20_Font"><text:span text:style-name="T4">Global Ecology and Biogeography </text:span></text:span><text:span text:style-name="Default_20_Paragraph_20_Font"><text:span text:style-name="T6">as a research article.</text:span></text:span></text:p>
      <text:p text:style-name="P1"/>
      <text:p text:style-name="P4">Predator-prey interactions and the food webs they form are fundamental to our understanding of ecosystem functions. The recent surge of trophic interaction predictive models <text:span text:style-name="T15">allowed</text:span> to study food web variation across time, space, and <text:span text:style-name="T15">help </text:span>better identify species functional role and vulnerability. However, how these models can predict trophic interactions across systems and higher-level <text:span text:style-name="T15">network</text:span> properties have never been tested.</text:p>
      <text:p text:style-name="P1"/>
      <text:p text:style-name="P1">Here, we investigate how well <text:span text:style-name="T7">trophic interaction</text:span> models can <text:span text:style-name="T7">predict interactions across space and how well predictions of predator-prey interactions scales up to predict higher-level food web properties (species position and global properties)</text:span>. <text:span text:style-name="T8">We use a trait-based model of pairwise trophic interactions, calibrated independently on four different terrestrial vertebrate food webs (Canadian tundra, Serengeti, alpine south-eastern Pyrenees, and </text:span><text:span text:style-name="T9">entire</text:span><text:span text:style-name="T8"> Europe) and assess the ability of each calibrated instance of the model to predict alternative food webs.</text:span></text:p>
      <text:p text:style-name="P6"/>
      <text:p text:style-name="P7"><text:span text:style-name="T16">We believe that the submitted manuscript will appeal to </text:span><text:span text:style-name="T18">Global Ecology and Biogeography </text:span><text:span text:style-name="T20">readers by its large spatial extent </text:span><text:span text:style-name="T23">(food webs across three continents)</text:span><text:span text:style-name="T20">, </text:span><text:span text:style-name="T22">findings, </text:span><text:span text:style-name="T20">implications </text:span><text:span text:style-name="T23">for food web biogeography</text:span><text:span text:style-name="T20">, </text:span><text:span text:style-name="T22">and novelty</text:span><text:span text:style-name="T20">. </text:span><text:span text:style-name="T22">Some</text:span><text:span text:style-name="T20"> key findings </text:span><text:span text:style-name="T21">are</text:span><text:span text:style-name="T20">:</text:span></text:p>
      <text:list xml:id="list705509737" text:style-name="L1">
        <text:list-item>
          <text:p text:style-name="P5"><text:span text:style-name="T11">G</text:span><text:span text:style-name="T10">iven enough phylogenetic and environmental similarities between food webs, trait-based models predict most interactions and their absence correctly, even across highly contrasting environments. </text:span><text:span text:style-name="T19">Implication:</text:span><text:span text:style-name="T12"> </text:span><text:span text:style-name="T13">F</text:span><text:span text:style-name="T14">ood web spatial variation is primarily driven by changes in trait distributions rather than changes in trait-matching relationships.</text:span></text:p>
        </text:list-item>
        <text:list-item>
          <text:p text:style-name="P8"><text:span text:style-name="T16">Even if most interactions are correctly predicted, we identified systematic biases in species trophic position and food web properties predictions. </text:span><text:span text:style-name="T17">Implication:</text:span><text:span text:style-name="T16"> Food webs are structured by constraints that cannot be captured by trophic interaction models. Integrating trophic interation models and food web structural models would improve food web predictions</text:span>.</text:p>
        </text:list-item>
      </text:list>
      <text:p text:style-name="P1"/>
      <text:p text:style-name="P1">Novel aspects are:</text:p>
      <text:list xml:id="list1703554166" text:style-name="WWNum3">
        <text:list-item>
          <text:p text:style-name="P9">This study is the first specifically testing factors limiting the transferability for models of species interactions. </text:p>
        </text:list-item>
        <text:list-item>
          <text:p text:style-name="P10">This study is the first to identify <text:span text:style-name="T14">the inability of trophic interaction models to predict the trophic position of species and network level properties.</text:span></text:p>
        </text:list-item>
      </text:list>
      <text:p text:style-name="P1"/>
      <text:p text:style-name="P1">Thank you for your consideration for this manuscript. This work is original and has not been published or under consideration elsewhere.</text:p>
      <text:p text:style-name="P1"/>
      <text:p text:style-name="P1">Sincerely,</text:p>
      <text:p text:style-name="P1"><text:soft-page-break/><text:line-break/>Dominique Caron (on behalf of all authors)</text:p>
      <text:p text:style-name="P1">Ph.D. Student</text:p>
      <text:p text:style-name="P1">Department of Biology</text:p>
      <text:p text:style-name="P1">McGill University</text:p>
      <text:p text:style-name="P1">dominique.caron@mail.mcgill.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Symbol" svg:font-family="Symbol" style:font-family-generic="decorative" style:font-pitch="variable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que Caron</meta:initial-creator>
    <meta:creation-date>2023-01-02T12:37:48.170778589</meta:creation-date>
    <dc:date>2023-01-06T14:50:50.717833991</dc:date>
    <dc:creator>Dominique Caron</dc:creator>
    <meta:editing-duration>PT31M2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394" meta:character-count="2823" meta:non-whitespace-character-count="2448"/>
  </office:meta>
</office:document-meta>
</file>